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7b03f" officeooo:paragraph-rsid="0017b03f" style:font-size-asian="14pt" style:font-size-complex="14pt"/>
    </style:style>
    <style:style style:name="P2" style:family="paragraph" style:parent-style-name="Standard">
      <style:text-properties fo:font-size="20pt" officeooo:rsid="0019494b" officeooo:paragraph-rsid="0019494b" style:font-size-asian="20pt" style:font-size-complex="20pt"/>
    </style:style>
    <style:style style:name="P3" style:family="paragraph" style:parent-style-name="Standard">
      <style:text-properties fo:font-size="20pt" officeooo:rsid="001be0c6" officeooo:paragraph-rsid="001be0c6" style:font-size-asian="20pt" style:font-size-complex="20pt"/>
    </style:style>
    <style:style style:name="P4" style:family="paragraph" style:parent-style-name="Standard">
      <style:text-properties fo:font-size="14pt" officeooo:rsid="001ab94d" officeooo:paragraph-rsid="0019494b" style:font-size-asian="12.25pt" style:font-size-complex="14pt"/>
    </style:style>
    <style:style style:name="P5" style:family="paragraph" style:parent-style-name="Standard" style:list-style-name="L1">
      <style:text-properties fo:font-size="14pt" officeooo:rsid="001d94ea" officeooo:paragraph-rsid="001d94ea" style:font-size-asian="12.25pt" style:font-size-complex="14pt"/>
    </style:style>
    <style:style style:name="P6" style:family="paragraph" style:parent-style-name="Standard">
      <style:text-properties fo:font-size="14pt" officeooo:rsid="001d94ea" officeooo:paragraph-rsid="001d94ea" style:font-size-asian="12.25pt" style:font-size-complex="14pt"/>
    </style:style>
    <style:style style:name="P7" style:family="paragraph" style:parent-style-name="Standard">
      <style:text-properties fo:font-size="14pt" officeooo:rsid="001e3871" officeooo:paragraph-rsid="001e3871" style:font-size-asian="12.25pt" style:font-size-complex="14pt"/>
    </style:style>
    <style:style style:name="P8" style:family="paragraph" style:parent-style-name="Standard">
      <style:text-properties fo:font-size="14pt" officeooo:rsid="001be0c6" officeooo:paragraph-rsid="001be0c6" style:font-size-asian="12.25pt" style:font-size-complex="14pt"/>
    </style:style>
    <style:style style:name="P9" style:family="paragraph" style:parent-style-name="Standard">
      <style:text-properties fo:font-size="16pt" officeooo:rsid="001d94ea" officeooo:paragraph-rsid="001be0c6" style:font-size-asian="14pt" style:font-size-complex="16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ab94d" style:font-size-asian="12.25pt" style:font-size-complex="14pt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fo:font-size="16pt" officeooo:rsid="001d94ea" style:font-size-asian="14pt" style:font-size-complex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officeooo:rsid="0019494b"/>
    </style:style>
    <style:style style:name="T7" style:family="text">
      <style:text-properties officeooo:rsid="001ab94d"/>
    </style:style>
    <style:style style:name="T8" style:family="text">
      <style:text-properties officeooo:rsid="001e9c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Co1</text:span>: To build up my career in terms of communication and technical skills <text:s/><text:span text:style-name="T6">which makes <text:s/>me to </text:span><text:s/>be <text:s/>productive to the <text:s/>organization and society.</text:p>
      <text:p text:style-name="P1"/>
      <text:p text:style-name="P1"><text:span text:style-name="T5">Co2:</text:span> To strive hard to cope up with the futuristic technologies <text:span text:style-name="T7">so as <text:s/>to make a mark of myself in the industry.</text:span></text:p>
      <text:p text:style-name="P1"/>
      <text:p text:style-name="P2">Co3:<text:span text:style-name="T1">To reach greater positions through hardwork and </text:span><text:span text:style-name="T2">experience and by tackling tough situations to make myself strong and stable.</text:span></text:p>
      <text:p text:style-name="P4"/>
      <text:p text:style-name="P3"><text:span text:style-name="T7">P</text:span>rofessional summary:</text:p>
      <text:p text:style-name="P3"><text:s/><text:span text:style-name="T3"><text:s text:c="2"/></text:span><text:span text:style-name="T4">My skills and works are depicted below:</text:span></text:p>
      <text:p text:style-name="P9"><text:s text:c="7"/></text:p>
      <text:list xml:id="list1333348097330119688" text:style-name="L1">
        <text:list-item>
          <text:p text:style-name="P5">I have developed a project called “image steganography”(which <text:span text:style-name="T8">depicts</text:span> hiding of data in images) entiely in java. </text:p>
        </text:list-item>
        <text:list-item>
          <text:p text:style-name="P5">I <text:s/>am accountable for creating an inventory management system entirely in django(a python web framework).</text:p>
        </text:list-item>
        <text:list-item>
          <text:p text:style-name="P5">I have created an online compiling platform for compiling programs in c using php.</text:p>
        </text:list-item>
      </text:list>
      <text:p text:style-name="P6"/>
      <text:p text:style-name="P7">Technical skills:</text:p>
      <text:p text:style-name="P7"><text:s text:c="3"/></text:p>
      <text:p text:style-name="P6"><text:s text:c="4"/></text:p>
      <text:p text:style-name="P6"/>
      <text:p text:style-name="P6"/>
      <text:p text:style-name="P6"/>
      <text:list xml:id="list81247413190826" text:continue-numbering="true" text:style-name="L1">
        <text:list-header>
          <text:p text:style-name="P5"/>
          <text:p text:style-name="P5"><text:s/></text:p>
        </text:list-header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4:57:42.274472548</meta:creation-date>
    <dc:date>2018-05-03T08:12:44.729567048</dc:date>
    <meta:editing-duration>PT4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27" meta:character-count="784" meta:non-whitespace-character-count="645"/>
  </office:meta>
</office:document-meta>
</file>